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0000003F30C481E7FA1A8B2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23.871cm" draw:z-index="0"><draw:image xlink:href="Pictures/10000001000002D0000003F30C481E7FA1A8B2E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0:40:21.382263193</meta:creation-date>
    <dc:date>2023-10-22T10:40:44.966905876</dc:date>
    <meta:editing-duration>PT2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